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66000000FB3B86766410AAA474.png" manifest:media-type="image/png"/>
  <manifest:file-entry manifest:full-path="Pictures/10000000000001310000006C7D17E3F2B0649A6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iberation Sans1" svg:font-family="'Liberation Sans'"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TimesNewRomanPSMT" svg:font-family="TimesNewRomanPSMT" style:font-family-generic="roman"/>
    <style:font-face style:name="Wingdings" svg:font-family="Wingdings" style:font-pitch="variable" style:font-charset="x-symbol"/>
  </office:font-face-decls>
  <office:automatic-styles>
    <style:style style:name="Table2" style:family="table">
      <style:table-properties style:width="4.4903in" table:align="center"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data-style-name="N0">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style:shadow="none" style:snap-to-layout-grid="false"/>
      <style:text-properties style:use-window-font-color="true" loext:opacity="0%" style:font-name="ArialMT" fo:font-size="8pt" fo:background-color="transparent" style:font-name-asian="ArialMT" style:font-size-asian="8pt" style:font-name-complex="ArialMT" style:font-size-complex="8pt"/>
    </style:style>
    <style:style style:name="P6"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style:font-name-asian="ArialMT" style:font-size-asian="14pt" style:font-weight-asian="bold" style:font-name-complex="ArialMT" style:font-size-complex="14pt" style:font-weight-complex="bold"/>
    </style:style>
    <style:style style:name="P7" style:family="paragraph" style:parent-style-name="Header">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8" style:family="paragraph" style:parent-style-name="Standard">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9"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style:font-name-asian="Helvetica" style:font-size-asian="14pt" style:font-weight-asian="bold" style:font-name-complex="Helvetica" style:font-size-complex="14pt" style:font-weight-complex="bold"/>
    </style:style>
    <style:style style:name="P1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loext:opacity="0%" style:font-name="Arial" fo:font-size="12pt" fo:font-weight="bold" style:font-name-asian="TimesNewRomanPS-BoldMT" style:font-size-asian="12pt" style:font-weight-asian="bold" style:font-name-complex="TimesNewRomanPS-BoldMT" style:font-size-complex="12pt" style:font-weight-complex="bold"/>
    </style:style>
    <style:style style:name="P11" style:family="paragraph" style:parent-style-name="Standard">
      <style:text-properties style:use-window-font-color="true" loext:opacity="0%" style:font-name-asian="Helvetica" style:font-name-complex="Helvetica"/>
    </style:style>
    <style:style style:name="P12" style:family="paragraph" style:parent-style-name="Standard">
      <style:text-properties style:use-window-font-color="true" loext:opacity="0%" fo:font-size="12pt" fo:font-weight="normal" style:font-name-asian="Helvetica" style:font-size-asian="12pt" style:font-weight-asian="normal" style:font-name-complex="Helvetica" style:font-size-complex="12pt" style:font-weight-complex="normal"/>
    </style:style>
    <style:style style:name="P13" style:family="paragraph" style:parent-style-name="Standard">
      <style:text-properties style:use-window-font-color="true" loext:opacity="0%" fo:font-size="12pt" fo:font-weight="normal" style:font-name-asian="TimesNewRomanPSMT" style:font-size-asian="12pt" style:font-weight-asian="normal" style:font-name-complex="TimesNewRomanPSMT" style:font-size-complex="12pt" style:font-weight-complex="normal"/>
    </style:style>
    <style:style style:name="P14" style:family="paragraph" style:parent-style-name="Standard">
      <style:paragraph-properties fo:break-before="page"/>
      <style:text-properties style:use-window-font-color="true" loext:opacity="0%" fo:font-size="12pt" style:font-name-asian="TimesNewRomanPSMT" style:font-size-asian="12pt" style:font-name-complex="TimesNewRomanPSMT" style:font-size-complex="12pt"/>
    </style:style>
    <style:style style:name="P15"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P16" style:family="paragraph" style:parent-style-name="Standard">
      <style:text-properties officeooo:rsid="00192af8" officeooo:paragraph-rsid="00192af8"/>
    </style:style>
    <style:style style:name="P17" style:family="paragraph" style:parent-style-name="Standard">
      <style:text-properties fo:font-weight="normal" style:font-weight-asian="normal" style:font-weight-complex="normal"/>
    </style:style>
    <style:style style:name="P18" style:family="paragraph" style:parent-style-name="Standard">
      <style:text-properties officeooo:rsid="0033be7c" officeooo:paragraph-rsid="0033be7c"/>
    </style:style>
    <style:style style:name="P19" style:family="paragraph" style:parent-style-name="Table_20_Contents">
      <style:paragraph-properties fo:margin-top="0in" fo:margin-bottom="0in" style:contextual-spacing="false"/>
    </style:style>
    <style:style style:name="P20" style:family="paragraph" style:parent-style-name="Table_20_Contents">
      <style:paragraph-properties fo:margin-top="0in" fo:margin-bottom="0in" style:contextual-spacing="false"/>
      <style:text-properties officeooo:rsid="0016ce84"/>
    </style:style>
    <style:style style:name="P2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2" style:family="paragraph" style:parent-style-name="Standard">
      <style:paragraph-properties fo:break-before="page"/>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Contents_20_2">
      <style:paragraph-properties>
        <style:tab-stops>
          <style:tab-stop style:position="6.9252in" style:type="right" style:leader-style="dotted" style:leader-text="."/>
        </style:tab-stops>
      </style:paragraph-properties>
    </style:style>
    <style:style style:name="P25" style:family="paragraph" style:parent-style-name="Standard">
      <style:text-properties officeooo:rsid="00196579" officeooo:paragraph-rsid="00196579"/>
    </style:style>
    <style:style style:name="P26" style:family="paragraph" style:parent-style-name="Standard">
      <style:text-properties officeooo:paragraph-rsid="005482b6"/>
    </style:style>
    <style:style style:name="P27" style:family="paragraph" style:parent-style-name="Standard">
      <style:text-properties officeooo:rsid="00572735" officeooo:paragraph-rsid="00572735"/>
    </style:style>
    <style:style style:name="P28" style:family="paragraph" style:parent-style-name="Standard">
      <style:text-properties officeooo:rsid="005aa0e9" officeooo:paragraph-rsid="00622ab8"/>
    </style:style>
    <style:style style:name="P29" style:family="paragraph" style:parent-style-name="Standard">
      <style:text-properties officeooo:rsid="00640871" officeooo:paragraph-rsid="00661ee2"/>
    </style:style>
    <style:style style:name="P30" style:family="paragraph" style:parent-style-name="Footnote">
      <style:text-properties officeooo:rsid="0071d141" officeooo:paragraph-rsid="0071d141"/>
    </style:style>
    <style:style style:name="P31"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P32"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P33" style:family="paragraph" style:parent-style-name="Heading_20_1" style:master-page-name="First_20_Page">
      <style:paragraph-properties style:page-number="auto"/>
    </style:style>
    <style:style style:name="P34" style:family="paragraph" style:parent-style-name="Heading_20_1">
      <style:text-properties style:font-name="Arial"/>
    </style:style>
    <style:style style:name="P35" style:family="paragraph" style:parent-style-name="Heading_20_1">
      <style:text-properties style:font-name="Arial" fo:font-size="16pt" style:font-size-asian="16pt" style:font-size-complex="16pt"/>
    </style:style>
    <style:style style:name="P36" style:family="paragraph" style:parent-style-name="Heading_20_1">
      <style:text-properties officeooo:rsid="0018c2c8" officeooo:paragraph-rsid="0018c2c8"/>
    </style:style>
    <style:style style:name="P37" style:family="paragraph" style:parent-style-name="Heading_20_1">
      <style:text-properties officeooo:rsid="0033be7c" officeooo:paragraph-rsid="0033be7c"/>
    </style:style>
    <style:style style:name="P38" style:family="paragraph" style:parent-style-name="Heading_20_2">
      <style:text-properties officeooo:rsid="00640871" officeooo:paragraph-rsid="00640871"/>
    </style:style>
    <style:style style:name="P39" style:family="paragraph" style:parent-style-name="Heading_20_2">
      <style:text-properties officeooo:rsid="00192af8" officeooo:paragraph-rsid="00192af8"/>
    </style:style>
    <style:style style:name="P40" style:family="paragraph" style:parent-style-name="Standard">
      <style:text-properties officeooo:rsid="00196579" officeooo:paragraph-rsid="00196579"/>
    </style:style>
    <style:style style:name="P41" style:family="paragraph" style:parent-style-name="Standard">
      <style:text-properties officeooo:rsid="002b09cd" officeooo:paragraph-rsid="005fa0c0"/>
    </style:style>
    <style:style style:name="P42" style:family="paragraph" style:parent-style-name="Standard" style:list-style-name="L1"/>
    <style:style style:name="P43" style:family="paragraph" style:parent-style-name="Standard" style:list-style-name="L1">
      <style:text-properties officeooo:paragraph-rsid="00572735"/>
    </style:style>
    <style:style style:name="P44" style:family="paragraph" style:parent-style-name="Standard">
      <style:text-properties officeooo:rsid="00192af8" officeooo:paragraph-rsid="005482b6"/>
    </style:style>
    <style:style style:name="P45" style:family="paragraph" style:parent-style-name="Standard">
      <style:text-properties officeooo:rsid="00192af8" officeooo:paragraph-rsid="00192af8"/>
    </style:style>
    <style:style style:name="P46" style:family="paragraph" style:parent-style-name="Standard">
      <style:text-properties officeooo:rsid="0020b26a" officeooo:paragraph-rsid="0020b26a"/>
    </style:style>
    <style:style style:name="P47" style:family="paragraph" style:parent-style-name="Standard">
      <style:text-properties officeooo:paragraph-rsid="0055cce8"/>
    </style:style>
    <style:style style:name="P48" style:family="paragraph" style:parent-style-name="Standard">
      <style:text-properties officeooo:paragraph-rsid="005fa0c0"/>
    </style:style>
    <style:style style:name="P49" style:family="paragraph" style:parent-style-name="Standard">
      <style:text-properties officeooo:paragraph-rsid="005482b6"/>
    </style:style>
    <style:style style:name="P50" style:family="paragraph" style:parent-style-name="Standard">
      <style:text-properties officeooo:rsid="0033be7c" officeooo:paragraph-rsid="0033be7c"/>
    </style:style>
    <style:style style:name="P51" style:family="paragraph">
      <style:paragraph-properties style:writing-mode="lr-tb"/>
      <style:text-properties style:font-name="Liberation Sans" fo:font-size="1pt"/>
    </style:style>
    <style:style style:name="P52"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8pt" officeooo:rsid="0015b5e4" style:font-size-asian="8pt" style:font-size-complex="8pt"/>
    </style:style>
    <style:style style:name="T5" style:family="text">
      <style:text-properties style:font-name="Arial" officeooo:rsid="001362a9"/>
    </style:style>
    <style:style style:name="T6" style:family="text">
      <style:text-properties fo:font-size="9pt" style:font-size-asian="9pt"/>
    </style:style>
    <style:style style:name="T7" style:family="text">
      <style:text-properties style:use-window-font-color="true" loext:opacity="0%" fo:font-size="12pt" style:font-name-asian="TimesNewRomanPSMT" style:font-size-asian="12pt" style:font-name-complex="TimesNewRomanPSMT" style:font-size-complex="12pt"/>
    </style:style>
    <style:style style:name="T8" style:family="text">
      <style:text-properties style:use-window-font-color="true" loext:opacity="0%" fo:font-size="12pt" officeooo:rsid="001b325b" style:font-name-asian="TimesNewRomanPSMT" style:font-size-asian="12pt" style:font-name-complex="TimesNewRomanPSMT" style:font-size-complex="12pt"/>
    </style:style>
    <style:style style:name="T9" style:family="text">
      <style:text-properties style:use-window-font-color="true" loext:opacity="0%" fo:font-size="12pt" officeooo:rsid="00192af8" style:font-name-asian="TimesNewRomanPSMT" style:font-size-asian="12pt" style:font-name-complex="TimesNewRomanPSMT" style:font-size-complex="12pt"/>
    </style:style>
    <style:style style:name="T10" style:family="text">
      <style:text-properties style:use-window-font-color="true" loext:opacity="0%" fo:font-size="12pt" fo:font-weight="normal" style:font-name-asian="Helvetica" style:font-size-asian="12pt" style:font-weight-asian="normal" style:font-name-complex="Helvetica" style:font-size-complex="12pt" style:font-weight-complex="normal"/>
    </style:style>
    <style:style style:name="T11" style:family="text">
      <style:text-properties style:use-window-font-color="true" loext:opacity="0%" fo:font-size="12pt" fo:font-weight="normal" style:font-name-asian="TimesNewRomanPSMT" style:font-size-asian="12pt" style:font-weight-asian="normal" style:font-name-complex="TimesNewRomanPSMT" style:font-size-complex="12pt" style:font-weight-complex="normal"/>
    </style:style>
    <style:style style:name="T12" style:family="text">
      <style:text-properties style:use-window-font-color="true" loext:opacity="0%" fo:font-size="12pt" fo:font-weight="bold" style:font-name-asian="TimesNewRomanPS-BoldMT" style:font-size-asian="12pt" style:font-weight-asian="bold" style:font-name-complex="TimesNewRomanPS-BoldMT" style:font-size-complex="12pt" style:font-weight-complex="bold"/>
    </style:style>
    <style:style style:name="T13" style:family="text">
      <style:text-properties style:use-window-font-color="true" loext:opacity="0%" fo:font-size="12pt" style:font-name-asian="Helvetica" style:font-size-asian="12pt" style:font-name-complex="Helvetica" style:font-size-complex="12pt"/>
    </style:style>
    <style:style style:name="T14" style:family="text">
      <style:text-properties style:use-window-font-color="true" loext:opacity="0%" style:font-name-asian="TimesNewRomanPSMT" style:font-name-complex="TimesNewRomanPSMT"/>
    </style:style>
    <style:style style:name="T15" style:family="text">
      <style:text-properties style:use-window-font-color="true" loext:opacity="0%" officeooo:rsid="004bb464" style:font-name-asian="TimesNewRomanPSMT" style:font-name-complex="TimesNewRomanPSMT"/>
    </style:style>
    <style:style style:name="T16" style:family="text">
      <style:text-properties style:use-window-font-color="true" loext:opacity="0%" style:font-name-asian="Helvetica" style:font-name-complex="Helvetica"/>
    </style:style>
    <style:style style:name="T17" style:family="text">
      <style:text-properties style:use-window-font-color="true" loext:opacity="0%" fo:font-weight="bold" style:font-name-asian="TimesNewRomanPS-BoldMT" style:font-weight-asian="bold" style:font-name-complex="TimesNewRomanPS-BoldMT" style:font-weight-complex="bold"/>
    </style:style>
    <style:style style:name="T18" style:family="text">
      <style:text-properties style:use-window-font-color="true" loext:opacity="0%" fo:font-weight="normal" style:font-name-asian="Helvetica" style:font-weight-asian="normal" style:font-name-complex="Helvetica" style:font-weight-complex="normal"/>
    </style:style>
    <style:style style:name="T19"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20" style:family="text">
      <style:text-properties style:use-window-font-color="true" loext:opacity="0%" style:font-name="Times New Roman" fo:font-size="12pt" fo:language="en" fo:country="US" officeooo:rsid="004f2387" style:font-name-asian="Times New Roman" style:font-size-asian="12pt" style:font-name-complex="Times New Roman" style:font-size-complex="12pt" style:language-complex="ar" style:country-complex="SA"/>
    </style:style>
    <style:style style:name="T21" style:family="text">
      <style:text-properties style:use-window-font-color="true" loext:opacity="0%" style:font-name="Times New Roman" fo:font-size="12pt" fo:language="en" fo:country="US" officeooo:rsid="004ff43c" style:font-name-asian="Times New Roman" style:font-size-asian="12pt" style:font-name-complex="Times New Roman" style:font-size-complex="12pt" style:language-complex="ar" style:country-complex="SA"/>
    </style:style>
    <style:style style:name="T22" style:family="text">
      <style:text-properties style:use-window-font-color="true" loext:opacity="0%" style:font-name="Times New Roman" fo:font-size="12pt" fo:language="en" fo:country="US" officeooo:rsid="00514c46" style:font-name-asian="Times New Roman" style:font-size-asian="12pt" style:font-name-complex="Times New Roman" style:font-size-complex="12pt" style:language-complex="ar" style:country-complex="SA"/>
    </style:style>
    <style:style style:name="T23" style:family="text">
      <style:text-properties style:use-window-font-color="true" loext:opacity="0%" style:font-name="Times New Roman" fo:font-size="12pt" fo:language="en" fo:country="US" officeooo:rsid="0055cce8" style:font-name-asian="Times New Roman" style:font-size-asian="12pt" style:font-name-complex="Times New Roman" style:font-size-complex="12pt" style:language-complex="ar" style:country-complex="SA"/>
    </style:style>
    <style:style style:name="T24" style:family="text">
      <style:text-properties style:use-window-font-color="true" loext:opacity="0%" style:font-name="Times New Roman" fo:font-size="12pt" fo:language="en" fo:country="US" officeooo:rsid="004bb464" style:font-name-asian="TimesNewRomanPSMT" style:font-size-asian="12pt" style:font-name-complex="TimesNewRomanPSMT" style:font-size-complex="12pt" style:language-complex="ar" style:country-complex="SA"/>
    </style:style>
    <style:style style:name="T25"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26" style:family="text">
      <style:text-properties style:font-name-asian="TimesNewRomanPSMT" style:font-name-complex="TimesNewRomanPSMT"/>
    </style:style>
    <style:style style:name="T27" style:family="text">
      <style:text-properties style:font-name-asian="Helvetica" style:font-name-complex="Helvetica"/>
    </style:style>
    <style:style style:name="T28" style:family="text">
      <style:text-properties fo:font-weight="normal" style:font-weight-asian="normal" style:font-weight-complex="normal"/>
    </style:style>
    <style:style style:name="T29" style:family="text">
      <style:text-properties fo:font-weight="normal" style:font-name-asian="Helvetica" style:font-weight-asian="normal" style:font-name-complex="Helvetica" style:font-weight-complex="normal"/>
    </style:style>
    <style:style style:name="T30" style:family="text">
      <style:text-properties fo:font-weight="bold" style:font-name-asian="TimesNewRomanPS-BoldMT" style:font-weight-asian="bold" style:font-name-complex="TimesNewRomanPS-BoldMT" style:font-weight-complex="bold"/>
    </style:style>
    <style:style style:name="T31" style:family="text">
      <style:text-properties fo:language="en" fo:country="US" style:language-complex="ar" style:country-complex="SA"/>
    </style:style>
    <style:style style:name="T32" style:family="text">
      <style:text-properties officeooo:rsid="001b325b"/>
    </style:style>
    <style:style style:name="T33" style:family="text">
      <style:text-properties officeooo:rsid="001e532c"/>
    </style:style>
    <style:style style:name="T34" style:family="text">
      <style:text-properties officeooo:rsid="0021413b"/>
    </style:style>
    <style:style style:name="T35" style:family="text">
      <style:text-properties officeooo:rsid="00214c82"/>
    </style:style>
    <style:style style:name="T36" style:family="text">
      <style:text-properties officeooo:rsid="0023ab37"/>
    </style:style>
    <style:style style:name="T37" style:family="text">
      <style:text-properties officeooo:rsid="0025fac5"/>
    </style:style>
    <style:style style:name="T38" style:family="text">
      <style:text-properties officeooo:rsid="002b09cd"/>
    </style:style>
    <style:style style:name="T39" style:family="text">
      <style:text-properties officeooo:rsid="002c4ff7"/>
    </style:style>
    <style:style style:name="T40" style:family="text">
      <style:text-properties officeooo:rsid="002e687e"/>
    </style:style>
    <style:style style:name="T41" style:family="text">
      <style:text-properties officeooo:rsid="0032c02f"/>
    </style:style>
    <style:style style:name="T42" style:family="text">
      <style:text-properties officeooo:rsid="0034f39b"/>
    </style:style>
    <style:style style:name="T43" style:family="text">
      <style:text-properties officeooo:rsid="0035d7b4"/>
    </style:style>
    <style:style style:name="T44" style:family="text">
      <style:text-properties officeooo:rsid="003860c7"/>
    </style:style>
    <style:style style:name="T45" style:family="text">
      <style:text-properties officeooo:rsid="003e12f4"/>
    </style:style>
    <style:style style:name="T46" style:family="text">
      <style:text-properties officeooo:rsid="0020b26a"/>
    </style:style>
    <style:style style:name="T47" style:family="text">
      <style:text-properties officeooo:rsid="00196579"/>
    </style:style>
    <style:style style:name="T48" style:family="text">
      <style:text-properties officeooo:rsid="004f2387"/>
    </style:style>
    <style:style style:name="T49" style:family="text">
      <style:text-properties officeooo:rsid="004ff43c"/>
    </style:style>
    <style:style style:name="T50" style:family="text">
      <style:text-properties officeooo:rsid="00514c46"/>
    </style:style>
    <style:style style:name="T51" style:family="text">
      <style:text-properties officeooo:rsid="001749a6"/>
    </style:style>
    <style:style style:name="T52" style:family="text">
      <style:text-properties officeooo:rsid="0055cce8"/>
    </style:style>
    <style:style style:name="T53" style:family="text">
      <style:text-properties officeooo:rsid="0056109c"/>
    </style:style>
    <style:style style:name="T54" style:family="text">
      <style:text-properties officeooo:rsid="0058c14c"/>
    </style:style>
    <style:style style:name="T55" style:family="text">
      <style:text-properties officeooo:rsid="0028e4f7"/>
    </style:style>
    <style:style style:name="T56" style:family="text">
      <style:text-properties officeooo:rsid="00593d47"/>
    </style:style>
    <style:style style:name="T57" style:family="text">
      <style:text-properties officeooo:rsid="00658d7a"/>
    </style:style>
    <style:style style:name="T58" style:family="text">
      <style:text-properties style:font-name="Liberation Sans1" officeooo:rsid="00661ee2" style:font-name-asian="Times New Roman" style:font-name-complex="Times New Roman"/>
    </style:style>
    <style:style style:name="T59" style:family="text">
      <style:text-properties officeooo:rsid="0068f08e"/>
    </style:style>
    <style:style style:name="T60" style:family="text">
      <style:text-properties officeooo:rsid="006c2858"/>
    </style:style>
    <style:style style:name="T61" style:family="text">
      <style:text-properties style:font-name="Liberation Sans" fo:font-size="1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541501929424" text:id="ct94541501929424">
          <text:insertion>
            <office:change-info>
              <dc:creator>Unknown Author</dc:creator>
              <dc:date>2023-03-30T14:12:16</dc:date>
            </office:change-info>
          </text:insertion>
        </text:changed-region>
        <text:changed-region xml:id="ct94541501928848" text:id="ct94541501928848">
          <text:insertion>
            <office:change-info>
              <dc:creator>Unknown Author</dc:creator>
              <dc:date>2023-03-30T14:13:01</dc:date>
            </office:change-info>
          </text:insertion>
        </text:changed-region>
        <text:changed-region xml:id="ct94541502034192" text:id="ct94541502034192">
          <text:deletion>
            <office:change-info>
              <dc:creator>Unknown Author</dc:creator>
              <dc:date>2022-04-10T11:31:43</dc:date>
            </office:change-info>
            <text:p text:style-name="Standard"><text:span text:style-name="T14"><text:s/></text:span></text:p>
          </text:deletion>
        </text:changed-region>
        <text:changed-region xml:id="ct94541501985520" text:id="ct94541501985520">
          <text:deletion>
            <office:change-info>
              <dc:creator>Unknown Author</dc:creator>
              <dc:date>2022-04-10T11:29:25</dc:date>
            </office:change-info>
            <text:p text:style-name="Standard"><text:span text:style-name="T14"><text:s/></text:span></text:p>
          </text:deletion>
        </text:changed-region>
        <text:changed-region xml:id="ct94541552798336" text:id="ct94541552798336">
          <text:deletion>
            <office:change-info>
              <dc:creator>Unknown Author</dc:creator>
              <dc:date>2023-03-30T14:47:52</dc:date>
            </office:change-info>
            <text:list xml:id="list1176778951" text:style-name="L1">
              <text:list-item>
                <text:p text:style-name="P43"/>
              </text:list-item>
              <text:list-item>
                <text:p text:style-name="P43"/>
              </text:list-item>
            </text:list>
          </text:deletion>
        </text:changed-region>
        <text:changed-region xml:id="ct94541551106800" text:id="ct94541551106800">
          <text:deletion>
            <office:change-info>
              <dc:creator>Unknown Author</dc:creator>
              <dc:date>2023-03-30T14:47:52</dc:date>
            </office:change-info>
            <text:p text:style-name="Standard"/>
          </text:deletion>
        </text:changed-region>
        <text:changed-region xml:id="ct94541501877984" text:id="ct94541501877984">
          <text:insertion>
            <office:change-info>
              <dc:creator>Unknown Author</dc:creator>
              <dc:date>2022-11-06T10:07:41</dc:date>
            </office:change-info>
          </text:insertion>
        </text:changed-region>
        <text:changed-region xml:id="ct94541551057408" text:id="ct94541551057408">
          <text:deletion>
            <office:change-info>
              <dc:creator>Unknown Author</dc:creator>
              <dc:date>2023-03-30T14:32:29</dc:date>
            </office:change-info>
            <text:p text:style-name="Standard"><text:span text:style-name="T7"/></text:p>
            <text:p text:style-name="Standard"><text:span text:style-name="T7"/></text:p>
          </text:deletion>
        </text:changed-region>
        <text:changed-region xml:id="ct94541499922656" text:id="ct94541499922656">
          <text:insertion>
            <office:change-info>
              <dc:creator>Unknown Author</dc:creator>
              <dc:date>2023-02-05T09:35:05</dc:date>
            </office:change-info>
          </text:insertion>
        </text:changed-region>
        <text:changed-region xml:id="ct94541501928272" text:id="ct94541501928272">
          <text:insertion>
            <office:change-info>
              <dc:creator>Unknown Author</dc:creator>
              <dc:date>2023-02-05T09:36:12</dc:date>
            </office:change-info>
          </text:insertion>
        </text:changed-region>
        <text:changed-region xml:id="ct94541501928560" text:id="ct94541501928560">
          <text:insertion>
            <office:change-info>
              <dc:creator>Unknown Author</dc:creator>
              <dc:date>2023-02-05T09:37:09</dc:date>
            </office:change-info>
          </text:insertion>
        </text:changed-region>
        <text:changed-region xml:id="ct94541499922416" text:id="ct94541499922416">
          <text:insertion>
            <office:change-info>
              <dc:creator>Unknown Author</dc:creator>
              <dc:date>2023-02-05T09:52:30</dc:date>
            </office:change-info>
          </text:insertion>
        </text:changed-region>
        <text:changed-region xml:id="ct94541501928032" text:id="ct94541501928032">
          <text:insertion>
            <office:change-info>
              <dc:creator>Unknown Author</dc:creator>
              <dc:date>2023-02-05T11:17:17</dc:date>
            </office:change-info>
          </text:insertion>
        </text:changed-region>
        <text:changed-region xml:id="ct94541499921280" text:id="ct94541499921280">
          <text:insertion>
            <office:change-info>
              <dc:creator>Unknown Author</dc:creator>
              <dc:date>2023-03-30T10:34:51</dc:date>
            </office:change-info>
          </text:insertion>
        </text:changed-region>
        <text:changed-region xml:id="ct94541499927200" text:id="ct94541499927200">
          <text:insertion>
            <office:change-info>
              <dc:creator>Unknown Author</dc:creator>
              <dc:date>2023-03-30T10:35:00</dc:date>
            </office:change-info>
          </text:insertion>
        </text:changed-region>
        <text:changed-region xml:id="ct94541499938192" text:id="ct94541499938192">
          <text:deletion>
            <office:change-info>
              <dc:creator>Unknown Author</dc:creator>
              <dc:date>2022-04-10T11:29:30</dc:date>
            </office:change-info>
            <text:p text:style-name="P16"><text:s/></text:p>
          </text:deletion>
        </text:changed-region>
        <text:changed-region xml:id="ct94541499937952" text:id="ct94541499937952">
          <text:deletion>
            <office:change-info>
              <dc:creator>Unknown Author</dc:creator>
              <dc:date>2022-04-10T11:29:33</dc:date>
            </office:change-info>
            <text:p text:style-name="P16"><text:s/></text:p>
          </text:deletion>
        </text:changed-region>
        <text:changed-region xml:id="ct94541499946368" text:id="ct94541499946368">
          <text:deletion>
            <office:change-info>
              <dc:creator>Unknown Author</dc:creator>
              <dc:date>2022-04-10T11:29:38</dc:date>
            </office:change-info>
            <text:p text:style-name="P16"><text:s/></text:p>
          </text:deletion>
        </text:changed-region>
        <text:changed-region xml:id="ct94541499942272" text:id="ct94541499942272">
          <text:deletion>
            <office:change-info>
              <dc:creator>Unknown Author</dc:creator>
              <dc:date>2022-04-10T11:39:31</dc:date>
            </office:change-info>
            <text:p text:style-name="P44">s</text:p>
          </text:deletion>
        </text:changed-region>
        <text:changed-region xml:id="ct94541499942032" text:id="ct94541499942032">
          <text:insertion>
            <office:change-info>
              <dc:creator>Unknown Author</dc:creator>
              <dc:date>2022-04-10T11:39:32</dc:date>
            </office:change-info>
          </text:insertion>
        </text:changed-region>
        <text:changed-region xml:id="ct94541499941792" text:id="ct94541499941792">
          <text:deletion>
            <office:change-info>
              <dc:creator>Unknown Author</dc:creator>
              <dc:date>2022-04-10T12:35:20</dc:date>
            </office:change-info>
            <text:p text:style-name="P44">-</text:p>
          </text:deletion>
        </text:changed-region>
        <text:changed-region xml:id="ct94541499941552" text:id="ct94541499941552">
          <text:insertion>
            <office:change-info>
              <dc:creator>Unknown Author</dc:creator>
              <dc:date>2022-04-10T12:35:20</dc:date>
            </office:change-info>
          </text:insertion>
        </text:changed-region>
        <text:changed-region xml:id="ct94541499916080" text:id="ct94541499916080">
          <text:deletion>
            <office:change-info>
              <dc:creator>Unknown Author</dc:creator>
              <dc:date>2022-04-10T11:29:41</dc:date>
            </office:change-info>
            <text:p text:style-name="P44"><text:s/></text:p>
          </text:deletion>
        </text:changed-region>
        <text:changed-region xml:id="ct94541499935632" text:id="ct94541499935632">
          <text:deletion>
            <office:change-info>
              <dc:creator>Unknown Author</dc:creator>
              <dc:date>2022-04-10T11:40:21</dc:date>
            </office:change-info>
            <text:p text:style-name="P44">s</text:p>
          </text:deletion>
        </text:changed-region>
        <text:changed-region xml:id="ct94541498915072" text:id="ct94541498915072">
          <text:insertion>
            <office:change-info>
              <dc:creator>Unknown Author</dc:creator>
              <dc:date>2022-04-10T11:40:21</dc:date>
            </office:change-info>
          </text:insertion>
        </text:changed-region>
        <text:changed-region xml:id="ct94541502071744" text:id="ct94541502071744">
          <text:deletion>
            <office:change-info>
              <dc:creator>Unknown Author</dc:creator>
              <dc:date>2022-04-10T12:35:08</dc:date>
            </office:change-info>
            <text:p text:style-name="P44">-</text:p>
          </text:deletion>
        </text:changed-region>
        <text:changed-region xml:id="ct94541502073776" text:id="ct94541502073776">
          <text:insertion>
            <office:change-info>
              <dc:creator>Unknown Author</dc:creator>
              <dc:date>2022-04-10T12:35:08</dc:date>
            </office:change-info>
          </text:insertion>
        </text:changed-region>
        <text:changed-region xml:id="ct94541502074048" text:id="ct94541502074048">
          <text:deletion>
            <office:change-info>
              <dc:creator>Unknown Author</dc:creator>
              <dc:date>2022-04-10T11:52:01</dc:date>
            </office:change-info>
            <text:p text:style-name="P44"/>
            <text:p text:style-name="P46"/>
          </text:deletion>
        </text:changed-region>
        <text:changed-region xml:id="ct94541502074288" text:id="ct94541502074288">
          <text:deletion>
            <office:change-info>
              <dc:creator>Unknown Author</dc:creator>
              <dc:date>2022-04-10T11:51:43</dc:date>
            </office:change-info>
            <text:p text:style-name="P46">A<text:span text:style-name="T35">n OpenLCB</text:span> node that is a source or consumer of the DCC signal <text:span text:style-name="T34">shall</text:span> conform to <text:span text:style-name="T41">the </text:span>requirements in NMRA </text:p>
          </text:deletion>
        </text:changed-region>
        <text:changed-region xml:id="ct94541502074768" text:id="ct94541502074768">
          <text:deletion>
            <office:change-info>
              <dc:creator>Unknown Author</dc:creator>
              <dc:date>2022-04-10T11:40:45</dc:date>
            </office:change-info>
            <text:p text:style-name="P46">s</text:p>
          </text:deletion>
        </text:changed-region>
        <text:changed-region xml:id="ct94541502075408" text:id="ct94541502075408">
          <text:deletion>
            <office:change-info>
              <dc:creator>Unknown Author</dc:creator>
              <dc:date>2022-04-10T11:51:43</dc:date>
            </office:change-info>
            <text:p text:style-name="P46">tandard S-9.1.2 in order to be consider<text:span text:style-name="T36">ed</text:span> in compliance with this </text:p>
          </text:deletion>
        </text:changed-region>
        <text:changed-region xml:id="ct94541502075648" text:id="ct94541502075648">
          <text:deletion>
            <office:change-info>
              <dc:creator>Unknown Author</dc:creator>
              <dc:date>2022-04-10T11:40:57</dc:date>
            </office:change-info>
            <text:p text:style-name="P46">s</text:p>
          </text:deletion>
        </text:changed-region>
        <text:changed-region xml:id="ct94541502075888" text:id="ct94541502075888">
          <text:deletion>
            <office:change-info>
              <dc:creator>Unknown Author</dc:creator>
              <dc:date>2022-04-10T11:51:43</dc:date>
            </office:change-info>
            <text:p text:style-name="P46">tandard. </text:p>
          </text:deletion>
        </text:changed-region>
        <text:changed-region xml:id="ct94541502076240" text:id="ct94541502076240">
          <text:deletion>
            <office:change-info>
              <dc:creator>Unknown Author</dc:creator>
              <dc:date>2022-04-10T11:29:45</dc:date>
            </office:change-info>
            <text:p text:style-name="P46"><text:s/></text:p>
          </text:deletion>
        </text:changed-region>
        <text:changed-region xml:id="ct94541502076480" text:id="ct94541502076480">
          <text:deletion>
            <office:change-info>
              <dc:creator>Unknown Author</dc:creator>
              <dc:date>2022-04-10T11:52:00</dc:date>
            </office:change-info>
            <text:p text:style-name="P46">The requirements in NMRA </text:p>
          </text:deletion>
        </text:changed-region>
        <text:changed-region xml:id="ct94541502076720" text:id="ct94541502076720">
          <text:deletion>
            <office:change-info>
              <dc:creator>Unknown Author</dc:creator>
              <dc:date>2022-04-10T11:40:48</dc:date>
            </office:change-info>
            <text:p text:style-name="P46">s</text:p>
          </text:deletion>
        </text:changed-region>
        <text:changed-region xml:id="ct94541502077040" text:id="ct94541502077040">
          <text:deletion>
            <office:change-info>
              <dc:creator>Unknown Author</dc:creator>
              <dc:date>2022-04-10T11:52:00</dc:date>
            </office:change-info>
            <text:p text:style-name="P46">tandard S-9.1.2 are not applicable to <text:span text:style-name="T35">OpenLCB </text:span>nodes that do not source or consume a DCC signal.</text:p>
          </text:deletion>
        </text:changed-region>
        <text:changed-region xml:id="ct94541502077280" text:id="ct94541502077280">
          <text:deletion>
            <office:change-info>
              <dc:creator>Unknown Author</dc:creator>
              <dc:date>2022-04-10T11:55:50</dc:date>
            </office:change-info>
            <text:p text:style-name="P26"><text:span text:style-name="T45">T</text:span></text:p>
          </text:deletion>
        </text:changed-region>
        <text:changed-region xml:id="ct94541502074528" text:id="ct94541502074528">
          <text:deletion>
            <office:change-info>
              <dc:creator>Unknown Author</dc:creator>
              <dc:date>2022-04-10T11:42:54</dc:date>
            </office:change-info>
            <text:p text:style-name="P26"><text:span text:style-name="T45">hough t</text:span></text:p>
          </text:deletion>
        </text:changed-region>
        <text:changed-region xml:id="ct94541502077840" text:id="ct94541502077840">
          <text:deletion>
            <office:change-info>
              <dc:creator>Unknown Author</dc:creator>
              <dc:date>2022-04-10T11:55:50</dc:date>
            </office:change-info>
            <text:p text:style-name="P26"><text:span text:style-name="T45">he</text:span></text:p>
          </text:deletion>
        </text:changed-region>
        <text:changed-region xml:id="ct94541502078080" text:id="ct94541502078080">
          <text:insertion>
            <office:change-info>
              <dc:creator>Unknown Author</dc:creator>
              <dc:date>2022-04-10T11:55:50</dc:date>
            </office:change-info>
          </text:insertion>
        </text:changed-region>
        <text:changed-region xml:id="ct94541502078320" text:id="ct94541502078320">
          <text:deletion>
            <office:change-info>
              <dc:creator>Unknown Author</dc:creator>
              <dc:date>2022-04-10T11:41:18</dc:date>
            </office:change-info>
            <text:p text:style-name="P26"><text:span text:style-name="T45">s</text:span></text:p>
          </text:deletion>
        </text:changed-region>
        <text:changed-region xml:id="ct94541499944128" text:id="ct94541499944128">
          <text:insertion>
            <office:change-info>
              <dc:creator>Unknown Author</dc:creator>
              <dc:date>2022-04-10T11:41:18</dc:date>
            </office:change-info>
          </text:insertion>
        </text:changed-region>
        <text:changed-region xml:id="ct94541502079488" text:id="ct94541502079488">
          <text:deletion>
            <office:change-info>
              <dc:creator>Unknown Author</dc:creator>
              <dc:date>2022-04-10T12:35:17</dc:date>
            </office:change-info>
            <text:p text:style-name="P26"><text:span text:style-name="T45">-</text:span></text:p>
          </text:deletion>
        </text:changed-region>
        <text:changed-region xml:id="ct94541502079728" text:id="ct94541502079728">
          <text:insertion>
            <office:change-info>
              <dc:creator>Unknown Author</dc:creator>
              <dc:date>2022-04-10T12:35:17</dc:date>
            </office:change-info>
          </text:insertion>
        </text:changed-region>
        <text:changed-region xml:id="ct94541502080784" text:id="ct94541502080784">
          <text:deletion>
            <office:change-info>
              <dc:creator>Unknown Author</dc:creator>
              <dc:date>2022-04-10T11:43:05</dc:date>
            </office:change-info>
            <text:p text:style-name="P26"><text:span text:style-name="T45">a</text:span></text:p>
          </text:deletion>
        </text:changed-region>
        <text:changed-region xml:id="ct94541502082224" text:id="ct94541502082224">
          <text:insertion>
            <office:change-info>
              <dc:creator>Unknown Author</dc:creator>
              <dc:date>2022-04-10T11:43:05</dc:date>
            </office:change-info>
          </text:insertion>
        </text:changed-region>
        <text:changed-region xml:id="ct94541502082464" text:id="ct94541502082464">
          <text:deletion>
            <office:change-info>
              <dc:creator>Unknown Author</dc:creator>
              <dc:date>2022-04-10T11:43:10</dc:date>
            </office:change-info>
            <text:p text:style-name="P26"><text:span text:style-name="T45">a unipolar</text:span></text:p>
          </text:deletion>
        </text:changed-region>
        <text:changed-region xml:id="ct94541502085264" text:id="ct94541502085264">
          <text:insertion>
            <office:change-info>
              <dc:creator>Unknown Author</dc:creator>
              <dc:date>2022-04-10T11:43:10</dc:date>
            </office:change-info>
          </text:insertion>
        </text:changed-region>
        <text:changed-region xml:id="ct94541502085504" text:id="ct94541502085504">
          <text:insertion>
            <office:change-info>
              <dc:creator>Unknown Author</dc:creator>
              <dc:date>2022-04-10T11:43:14</dc:date>
            </office:change-info>
          </text:insertion>
        </text:changed-region>
        <text:changed-region xml:id="ct94541502088400" text:id="ct94541502088400">
          <text:deletion>
            <office:change-info>
              <dc:creator>Unknown Author</dc:creator>
              <dc:date>2022-04-10T11:43:31</dc:date>
            </office:change-info>
            <text:p text:style-name="P26"><text:span text:style-name="T45">,</text:span></text:p>
          </text:deletion>
        </text:changed-region>
        <text:changed-region xml:id="ct94541502089936" text:id="ct94541502089936">
          <text:insertion>
            <office:change-info>
              <dc:creator>Unknown Author</dc:creator>
              <dc:date>2022-04-10T11:43:31</dc:date>
            </office:change-info>
          </text:insertion>
        </text:changed-region>
        <text:changed-region xml:id="ct94541502091504" text:id="ct94541502091504">
          <text:deletion>
            <office:change-info>
              <dc:creator>Unknown Author</dc:creator>
              <dc:date>2022-04-10T11:43:28</dc:date>
            </office:change-info>
            <text:p text:style-name="P26"><text:span text:style-name="T45">an OpenLCB source node shall only be permitted to use a</text:span><text:span text:style-name="T47"> bipolar signal, </text:span></text:p>
          </text:deletion>
        </text:changed-region>
        <text:changed-region xml:id="ct94541502095072" text:id="ct94541502095072">
          <text:deletion>
            <office:change-info>
              <dc:creator>Unknown Author</dc:creator>
              <dc:date>2022-04-10T11:43:50</dc:date>
            </office:change-info>
            <text:p text:style-name="P26"><text:span text:style-name="T47">s</text:span></text:p>
          </text:deletion>
        </text:changed-region>
        <text:changed-region xml:id="ct94541502096640" text:id="ct94541502096640">
          <text:insertion>
            <office:change-info>
              <dc:creator>Unknown Author</dc:creator>
              <dc:date>2022-04-10T11:43:50</dc:date>
            </office:change-info>
          </text:insertion>
        </text:changed-region>
        <text:changed-region xml:id="ct94541502098256" text:id="ct94541502098256">
          <text:deletion>
            <office:change-info>
              <dc:creator>Unknown Author</dc:creator>
              <dc:date>2022-04-10T12:35:19</dc:date>
            </office:change-info>
            <text:p text:style-name="P26"><text:span text:style-name="T47">-</text:span></text:p>
          </text:deletion>
        </text:changed-region>
        <text:changed-region xml:id="ct94541502100224" text:id="ct94541502100224">
          <text:insertion>
            <office:change-info>
              <dc:creator>Unknown Author</dc:creator>
              <dc:date>2022-04-10T12:35:19</dc:date>
            </office:change-info>
          </text:insertion>
        </text:changed-region>
        <text:changed-region xml:id="ct94541502101840" text:id="ct94541502101840">
          <text:deletion>
            <office:change-info>
              <dc:creator>Unknown Author</dc:creator>
              <dc:date>2022-04-10T11:29:49</dc:date>
            </office:change-info>
            <text:p text:style-name="P26"><text:span text:style-name="T47"><text:s/></text:span></text:p>
          </text:deletion>
        </text:changed-region>
        <text:changed-region xml:id="ct94541502091744" text:id="ct94541502091744">
          <text:insertion>
            <office:change-info>
              <dc:creator>Unknown Author</dc:creator>
              <dc:date>2022-04-10T11:56:46</dc:date>
            </office:change-info>
          </text:insertion>
        </text:changed-region>
        <text:changed-region xml:id="ct94541502104416" text:id="ct94541502104416">
          <text:insertion>
            <office:change-info>
              <dc:creator>Unknown Author</dc:creator>
              <dc:date>2022-04-10T11:57:14</dc:date>
            </office:change-info>
          </text:insertion>
        </text:changed-region>
        <text:changed-region xml:id="ct94541502104656" text:id="ct94541502104656">
          <text:insertion>
            <office:change-info>
              <dc:creator>Unknown Author</dc:creator>
              <dc:date>2022-04-10T11:58:02</dc:date>
            </office:change-info>
          </text:insertion>
        </text:changed-region>
        <text:changed-region xml:id="ct94541502105168" text:id="ct94541502105168">
          <text:insertion>
            <office:change-info>
              <dc:creator>Unknown Author</dc:creator>
              <dc:date>2022-04-10T12:37:59</dc:date>
            </office:change-info>
          </text:insertion>
        </text:changed-region>
        <text:changed-region xml:id="ct94541502105952" text:id="ct94541502105952">
          <text:insertion>
            <office:change-info>
              <dc:creator>Unknown Author</dc:creator>
              <dc:date>2022-04-10T12:38:00</dc:date>
            </office:change-info>
          </text:insertion>
        </text:changed-region>
        <text:changed-region xml:id="ct94541502107168" text:id="ct94541502107168">
          <text:deletion>
            <office:change-info>
              <dc:creator>Unknown Author</dc:creator>
              <dc:date>2022-04-10T11:49:55</dc:date>
            </office:change-info>
            <text:p text:style-name="P47"/>
            <text:p text:style-name="P47"/>
          </text:deletion>
        </text:changed-region>
        <text:changed-region xml:id="ct94541499906944" text:id="ct94541499906944">
          <text:insertion>
            <office:change-info>
              <dc:creator>Unknown Author</dc:creator>
              <dc:date>2022-11-06T10:56:13</dc:date>
            </office:change-info>
          </text:insertion>
        </text:changed-region>
        <text:changed-region xml:id="ct94541502030496" text:id="ct94541502030496">
          <text:insertion>
            <office:change-info>
              <dc:creator>Unknown Author</dc:creator>
              <dc:date>2022-11-06T10:54:22</dc:date>
            </office:change-info>
          </text:insertion>
        </text:changed-region>
        <text:changed-region xml:id="ct94541502031968" text:id="ct94541502031968">
          <text:deletion>
            <office:change-info>
              <dc:creator>Unknown Author</dc:creator>
              <dc:date>2022-11-06T10:16:20</dc:date>
            </office:change-info>
            <text:p text:style-name="P48"><text:span text:style-name="T38">20</text:span></text:p>
          </text:deletion>
        </text:changed-region>
        <text:changed-region xml:id="ct94541499971744" text:id="ct94541499971744">
          <text:insertion>
            <office:change-info>
              <dc:creator>Unknown Author</dc:creator>
              <dc:date>2022-11-06T10:16:20</dc:date>
            </office:change-info>
          </text:insertion>
        </text:changed-region>
        <text:changed-region xml:id="ct94541499972048" text:id="ct94541499972048">
          <text:deletion>
            <office:change-info>
              <dc:creator>Unknown Author</dc:creator>
              <dc:date>2022-11-06T10:16:40</dc:date>
            </office:change-info>
            <text:p text:style-name="P48"><text:span text:style-name="T38">frequencies up to 1 MHz</text:span></text:p>
          </text:deletion>
        </text:changed-region>
        <text:changed-region xml:id="ct94541500938720" text:id="ct94541500938720">
          <text:insertion>
            <office:change-info>
              <dc:creator>Unknown Author</dc:creator>
              <dc:date>2022-11-06T10:16:40</dc:date>
            </office:change-info>
          </text:insertion>
        </text:changed-region>
        <text:changed-region xml:id="ct94541500940256" text:id="ct94541500940256">
          <text:deletion>
            <office:change-info>
              <dc:creator>Unknown Author</dc:creator>
              <dc:date>2022-04-10T11:49:55</dc:date>
            </office:change-info>
            <text:p text:style-name="P48"/>
            <text:p text:style-name="P41">DCC <text:span text:style-name="T40">signal </text:span>source nodes shall reference ALT_<text:span text:style-name="T39">L</text:span> / ALT_<text:span text:style-name="T39">H</text:span> to PWR_NEG. </text:p>
          </text:deletion>
        </text:changed-region>
        <text:changed-region xml:id="ct94541499906576" text:id="ct94541499906576">
          <text:deletion>
            <office:change-info>
              <dc:creator>Unknown Author</dc:creator>
              <dc:date>2022-04-10T11:29:53</dc:date>
            </office:change-info>
            <text:p text:style-name="P41"><text:s/></text:p>
          </text:deletion>
        </text:changed-region>
        <text:changed-region xml:id="ct94541502080160" text:id="ct94541502080160">
          <text:deletion>
            <office:change-info>
              <dc:creator>Unknown Author</dc:creator>
              <dc:date>2022-04-10T11:49:54</dc:date>
            </office:change-info>
            <text:p text:style-name="P41"><text:span text:style-name="T44">DCC signal source nodes shall not drive ALT_L / ALT_H to exceed +/-22 volts as referenced to each other or to PWR_NEG measured at the DCC signal source node into a 1K load.</text:span></text:p>
          </text:deletion>
        </text:changed-region>
        <text:changed-region xml:id="ct94541499943072" text:id="ct94541499943072">
          <text:deletion>
            <office:change-info>
              <dc:creator>Unknown Author</dc:creator>
              <dc:date>2022-04-10T11:29:56</dc:date>
            </office:change-info>
            <text:p text:style-name="P25"><text:s/></text:p>
          </text:deletion>
        </text:changed-region>
        <text:changed-region xml:id="ct94541502101232" text:id="ct94541502101232">
          <text:insertion>
            <office:change-info>
              <dc:creator>Unknown Author</dc:creator>
              <dc:date>2022-04-10T11:50:19</dc:date>
            </office:change-info>
          </text:insertion>
        </text:changed-region>
        <text:changed-region xml:id="ct94541502100992" text:id="ct94541502100992">
          <text:insertion>
            <office:change-info>
              <dc:creator>Unknown Author</dc:creator>
              <dc:date>2022-04-10T11:52:03</dc:date>
            </office:change-info>
          </text:insertion>
        </text:changed-region>
        <text:changed-region xml:id="ct94541502092304" text:id="ct94541502092304">
          <text:deletion>
            <office:change-info>
              <dc:creator>Unknown Author</dc:creator>
              <dc:date>2022-04-10T11:30:01</dc:date>
            </office:change-info>
            <text:p text:style-name="Standard"><text:s text:c="2"/></text:p>
          </text:deletion>
        </text:changed-region>
        <text:changed-region xml:id="ct94541502099312" text:id="ct94541502099312">
          <text:deletion>
            <office:change-info>
              <dc:creator>Unknown Author</dc:creator>
              <dc:date>2022-04-10T11:30:06</dc:date>
            </office:change-info>
            <text:p text:style-name="Standard"><text:s/></text:p>
          </text:deletion>
        </text:changed-region>
        <text:changed-region xml:id="ct94541502084544" text:id="ct94541502084544">
          <text:deletion>
            <office:change-info>
              <dc:creator>Unknown Author</dc:creator>
              <dc:date>2022-04-10T11:30:09</dc:date>
            </office:change-info>
            <text:p text:style-name="Standard"><text:s/></text:p>
          </text:deletion>
        </text:changed-region>
        <text:changed-region xml:id="ct94541502099888" text:id="ct94541502099888">
          <text:deletion>
            <office:change-info>
              <dc:creator>Unknown Author</dc:creator>
              <dc:date>2022-04-10T11:30:12</dc:date>
            </office:change-info>
            <text:p text:style-name="P18"><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3" text:outline-level="1"><text:bookmark-start text:name="__RefHeading___Toc8157_3401081031"/>Introduction (Informative)<text:bookmark-end text:name="__RefHeading___Toc8157_3401081031"/></text:h>
      </text:section>
      <text:p text:style-name="Standard">This document defines the physical layer for carrying OpenLCB-CAN over a single Controller Area Network <text:span text:style-name="T14">(CAN) bus. It it not otherwise normative.</text:span></text:p>
      <text:h text:style-name="Heading_20_1" text:outline-level="1"><text:bookmark-start text:name="__RefHeading___Toc8159_3401081031"/>Intended Use (Informative)<text:bookmark-end text:name="__RefHeading___Toc8159_3401081031"/></text:h>
      <text:p text:style-name="Standard">Conforming OpenLCB CAN nodes can be connected by cables to form a linear CAN bus with optional short <text:span text:style-name="T14">stubs. </text:span><text:change text:change-id="ct94541502034192"/><text:span text:style-name="T14">OpenLCB CAN nodes generally have two RJ45 modular connectors and can be daisy-chained together with suitable computer-network (“Ethernet”) cables. A CAN terminator is installed by the user at each end of the main bus. </text:span></text:p>
      <text:p text:style-name="P11">A limited amount of power can be distributed via the cable, allowing a few nodes to draw their power from a nearby (less than 20 ft / 6m) source attached to the common bus.</text:p>
      <text:h text:style-name="Heading_20_1" text:outline-level="1"><text:bookmark-start text:name="__RefHeading___Toc8161_3401081031"/>References and Context (Normative)<text:bookmark-end text:name="__RefHeading___Toc8161_3401081031"/></text:h>
      <text:p text:style-name="Standard"><text:span text:style-name="T26">In this document</text:span><text:span text:style-name="T27"> </text:span></text:p>
      <text:list xml:id="list145712176744082" text:continue-numbering="true" text:style-name="L1">
        <text:list-item>
          <text:p text:style-name="P42"><text:span text:style-name="T14">“RJ45” refers to the miniature 8 position unkeyed plug and jack defined in sections Section 6.1.1.3 </text:span><text:change text:change-id="ct94541501985520"/><text:span text:style-name="T14">and Section 6.1.1.4, respectively, of the TIA-968-A specification.</text:span><text:span text:style-name="T16"> </text:span></text:p>
        </text:list-item>
        <text:list-item>
          <text:p text:style-name="P42"><text:span text:style-name="T14">“UTP” refers to CAT-3 or better cable as defined in TIA/EIA-568-B or the successor TIA/EIA- 568-C.</text:span><text:span text:style-name="T16"> This specifically includes CAT-5e cable.</text:span></text:p>
        </text:list-item>
        <text:list-item>
          <text:p text:style-name="P43">“CAN” refers to the electrical and protocol specifications as defined in ISO 11898-1:2003 and ISO 11898-2:2003 and their successors. <text:change text:change-id="ct94541552798336"/><text:change text:change-id="ct94541551106800"/><text:change-start text:change-id="ct94541501877984"/></text:p>
        </text:list-item>
        <text:list-item>
          <text:p text:style-name="P43"><text:span text:style-name="T15">NMRA S-9.1.2 Power Station Interface, which s</text:span><text:span text:style-name="T24">pecifies options for interfacing DCC Command Stations with DCC Power Stations.</text:span></text:p>
        </text:list-item>
      </text:list>
      <text:p text:style-name="P27"><text:change-end text:change-id="ct94541501877984"/><text:span text:style-name="T14">External certification of parts shall be accepted for conformance to these standards. Conformance with a later version of a standard shall be accepted as conformance with the referenced versions.</text:span><text:span text:style-name="T16"> </text:span></text:p>
      <text:h text:style-name="Heading_20_1" text:outline-level="1"><text:bookmark-start text:name="__RefHeading__1778_1550964118"/>Physical Interconnection (Normative)<text:bookmark-end text:name="__RefHeading__1778_1550964118"/></text:h>
      <text:p text:style-name="Standard">CAN connections between nodes shall be made using UTP cable. T<text:span text:style-name="T7">here shall be a RJ45 plug on the cable and RJ45 jack on the node unless the cable is permanently attached to the node.</text:span><text:change text:change-id="ct94541551057408"/></text:p>
      <text:p text:style-name="P14">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9">Conductor</text:p>
          </table:table-cell>
          <table:table-cell table:style-name="Table2.A1" office:value-type="string">
            <text:p text:style-name="P19">Signal Name </text:p>
          </table:table-cell>
          <table:table-cell table:style-name="Table2.A1" office:value-type="string">
            <text:p text:style-name="P19"><text:span text:style-name="T12">TIA/EIA-568-A<text:line-break/></text:span><text:span text:style-name="T11">(Informative)</text:span><text:span text:style-name="T10"> </text:span></text:p>
          </table:table-cell>
          <table:table-cell table:style-name="Table2.D1" office:value-type="string">
            <text:p text:style-name="P19"><text:span text:style-name="T12">TIA/EIA-568-B<text:line-break/></text:span><text:span text:style-name="T11">(Informative) </text:span></text:p>
          </table:table-cell>
        </table:table-row>
        <table:table-row>
          <table:table-cell table:style-name="Table2.A2" office:value-type="float" office:value="1">
            <text:p text:style-name="P19">1</text:p>
          </table:table-cell>
          <table:table-cell table:style-name="Table2.B2" office:value-type="string">
            <text:p text:style-name="P19">CAN_H</text:p>
          </table:table-cell>
          <table:table-cell table:style-name="Table2.C2" office:value-type="string">
            <text:p text:style-name="P19">white/green</text:p>
          </table:table-cell>
          <table:table-cell table:style-name="Table2.D2" office:value-type="string">
            <text:p text:style-name="P19">white/orange</text:p>
          </table:table-cell>
        </table:table-row>
        <table:table-row>
          <table:table-cell table:style-name="Table2.A2" office:value-type="float" office:value="2">
            <text:p text:style-name="P19">2</text:p>
          </table:table-cell>
          <table:table-cell table:style-name="Table2.B2" office:value-type="string">
            <text:p text:style-name="P19">CAN_L</text:p>
          </table:table-cell>
          <table:table-cell table:style-name="Table2.C2" office:value-type="string">
            <text:p text:style-name="P19">green</text:p>
          </table:table-cell>
          <table:table-cell table:style-name="Table2.D2" office:value-type="string">
            <text:p text:style-name="P19">orange</text:p>
          </table:table-cell>
        </table:table-row>
        <table:table-row>
          <table:table-cell table:style-name="Table2.A2" office:value-type="float" office:value="3">
            <text:p text:style-name="P19">3</text:p>
          </table:table-cell>
          <table:table-cell table:style-name="Table2.B2" office:value-type="string">
            <text:p text:style-name="P19">CAN_GND</text:p>
          </table:table-cell>
          <table:table-cell table:style-name="Table2.C2" office:value-type="string">
            <text:p text:style-name="P19">white/orange</text:p>
          </table:table-cell>
          <table:table-cell table:style-name="Table2.D2" office:value-type="string">
            <text:p text:style-name="P19">white/green</text:p>
          </table:table-cell>
        </table:table-row>
        <table:table-row>
          <table:table-cell table:style-name="Table2.A2" office:value-type="float" office:value="4">
            <text:p text:style-name="P19">4</text:p>
          </table:table-cell>
          <table:table-cell table:style-name="Table2.B2" office:value-type="string">
            <text:p text:style-name="P20">ALT_L</text:p>
          </table:table-cell>
          <table:table-cell table:style-name="Table2.C2" office:value-type="string">
            <text:p text:style-name="P19">blue</text:p>
          </table:table-cell>
          <table:table-cell table:style-name="Table2.D2" office:value-type="string">
            <text:p text:style-name="P19">blue</text:p>
          </table:table-cell>
        </table:table-row>
        <table:table-row>
          <table:table-cell table:style-name="Table2.A2" office:value-type="float" office:value="5">
            <text:p text:style-name="P19">5</text:p>
          </table:table-cell>
          <table:table-cell table:style-name="Table2.B2" office:value-type="string">
            <text:p text:style-name="P20">ALT_H</text:p>
          </table:table-cell>
          <table:table-cell table:style-name="Table2.C2" office:value-type="string">
            <text:p text:style-name="P19">white/blue</text:p>
          </table:table-cell>
          <table:table-cell table:style-name="Table2.D2" office:value-type="string">
            <text:p text:style-name="P19">white/blue</text:p>
          </table:table-cell>
        </table:table-row>
        <table:table-row>
          <table:table-cell table:style-name="Table2.A2" office:value-type="float" office:value="6">
            <text:p text:style-name="P19">6</text:p>
          </table:table-cell>
          <table:table-cell table:style-name="Table2.B2" office:value-type="string">
            <text:p text:style-name="P19">CAN_SHIELD</text:p>
          </table:table-cell>
          <table:table-cell table:style-name="Table2.C2" office:value-type="string">
            <text:p text:style-name="P19">orange</text:p>
          </table:table-cell>
          <table:table-cell table:style-name="Table2.D2" office:value-type="string">
            <text:p text:style-name="P19">green</text:p>
          </table:table-cell>
        </table:table-row>
        <table:table-row>
          <table:table-cell table:style-name="Table2.A2" office:value-type="float" office:value="7">
            <text:p text:style-name="P19">7</text:p>
          </table:table-cell>
          <table:table-cell table:style-name="Table2.B2" office:value-type="string">
            <text:p text:style-name="P19">PWR_NEG</text:p>
          </table:table-cell>
          <table:table-cell table:style-name="Table2.C2" office:value-type="string">
            <text:p text:style-name="P19">white/brown</text:p>
          </table:table-cell>
          <table:table-cell table:style-name="Table2.D2" office:value-type="string">
            <text:p text:style-name="P19">white/brown</text:p>
          </table:table-cell>
        </table:table-row>
        <table:table-row>
          <table:table-cell table:style-name="Table2.A2" office:value-type="float" office:value="8">
            <text:p text:style-name="P19">8</text:p>
          </table:table-cell>
          <table:table-cell table:style-name="Table2.B2" office:value-type="string">
            <text:p text:style-name="P19">PWR_POS</text:p>
          </table:table-cell>
          <table:table-cell table:style-name="Table2.C2" office:value-type="string">
            <text:p text:style-name="P19">brown</text:p>
          </table:table-cell>
          <table:table-cell table:style-name="Table2.D2" office:value-type="string">
            <text:p text:style-name="P19">brown</text:p>
          </table:table-cell>
        </table:table-row>
      </table:table>
      <text:p text:style-name="P10"/>
      <text:p text:style-name="P10"><draw:frame draw:style-name="fr1" draw:name="Frame1" text:anchor-type="paragraph" svg:width="3.7283in" draw:z-index="16"><draw:text-box fo:min-height="2.6138in"><text:p text:style-name="Figure"><draw:frame draw:style-name="fr2" draw:name="Image1" text:anchor-type="paragraph" svg:width="3.7283in" style:rel-width="100%" svg:height="2.6138in" style:rel-height="scale" draw:z-index="17"><draw:image xlink:href="Pictures/1000000000000166000000FB3B86766410AAA474.png" xlink:type="simple" xlink:show="embed" xlink:actuate="onLoad" draw:mime-type="image/png"/></draw:frame>Figure <text:sequence text:ref-name="refFigure0" text:name="Figure" text:formula="ooow:Figure+1" style:num-format="1">1</text:sequence>: Jack viewed from plug side</text:p></draw:text-box></draw:frame></text:p>
      <text:p text:style-name="P17"/>
      <text:p text:style-name="Standard"><text:span text:style-name="T28">Cables, including cables attached to nodes, shall carry conductors 1 &amp; 2 as a pair, and conductors 3 &amp; 6 </text:span>as a pair. </text:p>
      <text:p text:style-name="Standard">Cables may, but are not required to, carry conductors 4 <text:span text:style-name="T31">and</text:span> 5. Conductors 4 and 5, if present, shall be carried as a pair. </text:p>
      <text:p text:style-name="Standard">Cables may, but are not required to, carry conductors 7 <text:span text:style-name="T31">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not provide power on pin 8 on all connectors, pin 8 on all connectors shall be connected in parallel. All wiring discussed in this paragraph shall be rated to carry at least 1A.</text:p>
      <text:p text:style-name="Standard"><text:soft-page-break/>Nodes shall connect conductors 3 and 6 . This connection shall be rated to carry at least 1A. </text:p>
      <text:p text:style-name="Standard">A node may, but is not required to, connect conductor 7 with conductors 3 and 6. Nodes <text:span text:style-name="T19">that</text:span> require conductor 7 to be connected to conductors 3 and 6 for proper operation shall connect conductor 7 to conductors 3 and 6.</text:p>
      <text:p text:style-name="Standard"><text:span text:style-name="T7">Voltages of up to </text:span><text:span text:style-name="T8">27</text:span><text:span text:style-name="T7">volts AC or either polarity DC on the </text:span><text:span text:style-name="T9">ALT_L / ALT_H</text:span><text:span text:style-name="T7"> conductors 4 and 5 shall not damage the node nor prevent normal operation of the node.</text:span><text:span text:style-name="T13"> </text:span></text:p>
      <text:p text:style-name="Standard">Voltages of up to 27 volts AC or either polarity DC on the PWR_NEG / PWR_POS conductors shall not permanently damage the node.</text:p>
      <text:h text:style-name="P34" text:outline-level="1"><text:bookmark-start text:name="__RefHeading___Toc8163_3401081031"/><text:span text:style-name="T30">Data Transport (Normative)</text:span><text:span text:style-name="T29"> </text:span><text:bookmark-end text:name="__RefHeading___Toc8163_3401081031"/></text:h>
      <text:p text:style-name="P13">Data shall be transferred using a CAN signal at 125kbps and CAN frame protocol. </text:p>
      <text:p text:style-name="P12">Any devices providing bus termination shall conform to CAN requirements for that termination. </text:p>
      <text:p text:style-name="P12">A node may, but is not required to, provide a method for bus termination as part of the node. If so, there shall be a user-accessible method for enabling and disabling the termination, and the node shall be shipped from the original manufacturer with the termination disabled.<text:change-start text:change-id="ct94541499922656"/></text:p>
      <text:h text:style-name="P38" text:outline-level="2">CAN Bit Timing<text:change-end text:change-id="ct94541499922656"/><text:change-start text:change-id="ct94541501928272"/></text:h>
      <text:p text:style-name="P29">A node shall have its CAN bit timing configured<text:note text:id="ftn1" text:note-class="footnote"><text:note-citation>1</text:note-citation><text:note-body><text:p text:style-name="P30"><text:change-start text:change-id="ct94541501929424"/><text:span text:style-name="T25">T</text:span>here are specific recommended values in the OpenLCB CAN Physical Te<text:change-end text:change-id="ct94541501929424"/><text:change-start text:change-id="ct94541501928848"/>chnical Note.<text:change-end text:change-id="ct94541501928848"/></text:p></text:note-body></text:note> to support a maximum bus length of <text:span text:style-name="T59">at least</text:span> 300m and peer <text:change-end text:change-id="ct94541501928272"/><text:change-start text:change-id="ct94541501928560"/>clock tolerance of 0.9% <text:change-end text:change-id="ct94541501928560"/><text:change-start text:change-id="ct94541499922416"/><text:span text:style-name="T57">across the minimum ambient </text:span><text:span text:style-name="T59">operating </text:span><text:span text:style-name="T57">temperature range of 0</text:span><text:span text:style-name="T58">°</text:span><text:span text:style-name="T57">C to 50</text:span><text:span text:style-name="T58">°</text:span><text:span text:style-name="T57">C</text:span><text:change-end text:change-id="ct94541499922416"/><text:change-start text:change-id="ct94541501928032"/><text:span text:style-name="T57">.</text:span><text:change-end text:change-id="ct94541501928032"/><text:change-start text:change-id="ct94541499921280"/><text:span text:style-name="T57"> </text:span><text:span text:style-name="T60">No</text:span><text:change-end text:change-id="ct94541499921280"/><text:change-start text:change-id="ct94541499927200"/><text:span text:style-name="T60">des shall have an oscillator tolerance of 0.9% or better.</text:span><text:change-end text:change-id="ct94541499927200"/></text:p>
      <text:h text:style-name="P36" text:outline-level="1"><text:bookmark-start text:name="__RefHeading___Toc8165_3401081031"/>ALT_L / ALT_H<text:bookmark-end text:name="__RefHeading___Toc8165_3401081031"/></text:h>
      <text:p text:style-name="P16">The ALT_L / ALT_H pins 4 and 5 are available for alternate uses. <text:change text:change-id="ct94541499938192"/>This section describes the currently approved uses for the ALT_L / ALT_H conductors. <text:change text:change-id="ct94541499937952"/>Additional uses may be approved <text:span text:style-name="T32">and added to this document </text:span>in the future. <text:change text:change-id="ct94541499946368"/><text:span text:style-name="T37">All uses of ALT_L/ALT_H shall be visibly labeled on the node, and documented in the accompanying product literature.</text:span></text:p>
      <text:h text:style-name="P39" text:outline-level="2"><text:bookmark-start text:name="__RefHeading___Toc8167_3401081031"/>DCC Signal<text:bookmark-end text:name="__RefHeading___Toc8167_3401081031"/></text:h>
      <text:p text:style-name="P44">NMRA <text:change text:change-id="ct94541499942272"/><text:change-start text:change-id="ct94541499942032"/><text:span text:style-name="T48">S</text:span><text:change-end text:change-id="ct94541499942032"/>tandard S<text:change text:change-id="ct94541499941792"/><text:change-start text:change-id="ct94541499941552"/><text:span text:style-name="T51">‑</text:span><text:change-end text:change-id="ct94541499941552"/>9.1.2 defines the “Power Station Interface” for DCC power stations, more commonly known as DCC boosters. <text:change text:change-id="ct94541499916080"/>ALT_L / ALT_H may, but <text:span text:style-name="T34">are</text:span> not required to, be used to carry the “Power Station Interface” signals as described in NMRA <text:change text:change-id="ct94541499935632"/><text:change-start text:change-id="ct94541498915072"/><text:span text:style-name="T48">S</text:span><text:change-end text:change-id="ct94541498915072"/>tandard S<text:change text:change-id="ct94541502071744"/><text:change-start text:change-id="ct94541502073776"/><text:span text:style-name="T51">‑</text:span><text:change-end text:change-id="ct94541502073776"/>9.1.2.<text:change text:change-id="ct94541502074048"/><text:change text:change-id="ct94541502074288"/><text:change text:change-id="ct94541502074768"/><text:change text:change-id="ct94541502075408"/><text:change text:change-id="ct94541502075648"/><text:change text:change-id="ct94541502075888"/><text:change text:change-id="ct94541502076240"/><text:change text:change-id="ct94541502076480"/><text:change text:change-id="ct94541502076720"/><text:change text:change-id="ct94541502077040"/></text:p>
      <text:p text:style-name="P26"><text:change text:change-id="ct94541502077280"/><text:change text:change-id="ct94541502074528"/><text:change text:change-id="ct94541502077840"/><text:change-start text:change-id="ct94541502078080"/><text:span text:style-name="T22">The</text:span><text:change-end text:change-id="ct94541502078080"/><text:span text:style-name="T45"> NMRA </text:span><text:change text:change-id="ct94541502078320"/><text:change-start text:change-id="ct94541499944128"/><text:span text:style-name="T20">S</text:span><text:change-end text:change-id="ct94541499944128"/><text:span text:style-name="T45">tandard S</text:span><text:change text:change-id="ct94541502079488"/><text:change-start text:change-id="ct94541502079728"/><text:span text:style-name="T51">‑</text:span><text:change-end text:change-id="ct94541502079728"/><text:span text:style-name="T45">9.1.2 </text:span><text:change text:change-id="ct94541502080784"/><text:change-start text:change-id="ct94541502082224"/><text:span text:style-name="T48">only a</text:span><text:change-end text:change-id="ct94541502082224"/><text:span text:style-name="T45">llows for </text:span><text:change text:change-id="ct94541502082464"/><text:change-start text:change-id="ct94541502085264"/><text:span text:style-name="T20">bipolar</text:span><text:change-end text:change-id="ct94541502085264"/><text:span text:style-name="T45"> signal</text:span><text:change-start text:change-id="ct94541502085504"/><text:span text:style-name="T48">s</text:span><text:change-end text:change-id="ct94541502085504"/><text:change text:change-id="ct94541502088400"/><text:change-start text:change-id="ct94541502089936"/><text:span text:style-name="T45">.</text:span><text:change-end text:change-id="ct94541502089936"/><text:span text:style-name="T45"> </text:span><text:change text:change-id="ct94541502091504"/><text:span text:style-name="T47">ALT_L shall be the “negative” voltage and </text:span><text:soft-page-break/><text:span text:style-name="T47">ALT_H shall be the “positive” voltage during the first half of a DCC bit as described in the NMRA </text:span><text:change text:change-id="ct94541502095072"/><text:change-start text:change-id="ct94541502096640"/><text:span text:style-name="T20">S</text:span><text:change-end text:change-id="ct94541502096640"/><text:span text:style-name="T47">tandard S</text:span><text:change text:change-id="ct94541502098256"/><text:change-start text:change-id="ct94541502100224"/><text:span text:style-name="T51">‑</text:span><text:change-end text:change-id="ct94541502100224"/><text:span text:style-name="T47">9.1.2. </text:span><text:change text:change-id="ct94541502101840"/><text:span text:style-name="T47">The polarity shall be reversed during the second half of the DCC bit.</text:span><text:change-start text:change-id="ct94541502091744"/></text:p>
      <text:p text:style-name="P47"><text:span text:style-name="T50">CAN_GND and CAN_SHIELD</text:span><text:change-end text:change-id="ct94541502091744"/><text:change-start text:change-id="ct94541502104416"/><text:span text:style-name="T50"> shall be used as the “reference” ground </text:span><text:span text:style-name="T22">if</text:span><text:span text:style-name="T50"> </text:span><text:change-end text:change-id="ct94541502104416"/><text:change-start text:change-id="ct94541502104656"/><text:span text:style-name="T50">NMRA S</text:span><text:span text:style-name="T51">‑</text:span><text:span text:style-name="T50">9.1.2 Driver/Receiver Interface mode is used.</text:span><text:change-end text:change-id="ct94541502104656"/><text:change-start text:change-id="ct94541502105168"/><text:span text:style-name="T50"> </text:span><text:change-end text:change-id="ct94541502105168"/><text:change-start text:change-id="ct94541502105952"/><text:span text:style-name="T52">CAN_GND, CAN_SHIELD, PWR_NEG, </text:span><text:span text:style-name="T56">and the outside shielding of a potential STP cable</text:span><text:span text:style-name="T52"> shall not be </text:span><text:span text:style-name="T23">utilized</text:span><text:span text:style-name="T52"> to satisfy </text:span><text:span text:style-name="T53">any </text:span><text:span text:style-name="T52">NMRA S</text:span><text:span text:style-name="T51">‑</text:span><text:span text:style-name="T52">9.1.2 requirement</text:span><text:span text:style-name="T53">s</text:span><text:span text:style-name="T52"> for a Power Station Interface “common”.</text:span><text:change-end text:change-id="ct94541502105952"/><text:change text:change-id="ct94541502107168"/><text:change-start text:change-id="ct94541499906944"/></text:p>
      <text:p text:style-name="P28"><text:change-end text:change-id="ct94541499906944"/><text:change-start text:change-id="ct94541502030496"/>A Full Scale Interface DCC signal consumer shall not assume that ALT_L and ALT_H signals are referenced to CAN_GND, but support arbitrary common mode voltages, including when these signals are floating (galvanically isolated) from CAN_GND.</text:p>
      <text:p text:style-name="P28">A Full Scale Interface DCC signal source may, but is not required to produce the ALT_L and ALT_H signals as referenced to CAN_GND.</text:p>
      <text:p text:style-name="P48"><text:change-end text:change-id="ct94541502030496"/><text:span text:style-name="T55">ALT_L and ALT_H shall not have a connection to CAN_GND, CAN_SHEILD, PWR_NEG, or any other signal in the physical interconnection described in section </text:span><text:span text:style-name="T55"><text:bookmark-ref text:reference-format="chapter" text:ref-name="__RefHeading__1778_1550964118">4</text:bookmark-ref></text:span><text:span text:style-name="T55"><text:s/></text:span><text:span text:style-name="T38">that is less than </text:span><text:change text:change-id="ct94541502031968"/><text:change-start text:change-id="ct94541499971744"/><text:span text:style-name="T54">4</text:span><text:change-end text:change-id="ct94541499971744"/><text:span text:style-name="T38">K ohms impedance at </text:span><text:change text:change-id="ct94541499972048"/><text:change-start text:change-id="ct94541500938720"/><text:span text:style-name="T54">DC</text:span><text:change-end text:change-id="ct94541500938720"/><text:span text:style-name="T38"> </text:span><text:span text:style-name="T55">in any DCC </text:span><text:span text:style-name="T40">signal </text:span><text:span text:style-name="T55">consumer node.</text:span><text:change text:change-id="ct94541500940256"/><text:change text:change-id="ct94541499906576"/><text:change text:change-id="ct94541502080160"/></text:p>
      <text:p text:style-name="P25">A node t<text:span text:style-name="T38">hat either sources</text:span> or consumes the DCC signal shall be permanently labeled as such in a location visible to the user. <text:change text:change-id="ct94541499943072"/>Nodes that do not supply or consume the DCC signal do not require labeling, even though all nodes are required to pass through the ALT_L / ALT_H signals, <text:span text:style-name="T33">regardless as to whether they consume or source these signals.</text:span><text:change-start text:change-id="ct94541502101232"/></text:p>
      <text:p text:style-name="P26"><text:span text:style-name="T46">A</text:span><text:span text:style-name="T35">n OpenLCB</text:span><text:span text:style-name="T46"> node that is a source or consumer of the DCC signal </text:span><text:span text:style-name="T34">shall</text:span><text:span text:style-name="T46"> conform to </text:span><text:span text:style-name="T41">the </text:span><text:span text:style-name="T46">requirements in NMRA </text:span><text:span text:style-name="T48">S</text:span><text:span text:style-name="T46">tandard S</text:span><text:span text:style-name="T51">‑</text:span><text:span text:style-name="T46">9.1.2 in order to be consider</text:span><text:span text:style-name="T36">ed</text:span><text:span text:style-name="T46"> in compliance with this </text:span><text:span text:style-name="T48">S</text:span><text:span text:style-name="T46">tandard. </text:span><text:span text:style-name="T49">Please </text:span><text:span text:style-name="T21">refer to</text:span><text:span text:style-name="T49"> NMRA Standard S</text:span><text:span text:style-name="T51">‑</text:span><text:span text:style-name="T49">9.1.2 for any additional requirements.</text:span><text:change-end text:change-id="ct94541502101232"/><text:change-start text:change-id="ct94541502100992"/><text:span text:style-name="T49"> </text:span><text:span text:style-name="T46">The requirements in NMRA </text:span><text:span text:style-name="T48">S</text:span><text:span text:style-name="T46">tandard S</text:span><text:span text:style-name="T51">‑</text:span><text:span text:style-name="T46">9.1.2 are not applicable to </text:span><text:span text:style-name="T35">OpenLCB </text:span><text:span text:style-name="T46">nodes that do not source or consume a DCC signal.</text:span><text:change-end text:change-id="ct94541502100992"/></text:p>
      <text:h text:style-name="P35" text:outline-level="1"><text:bookmark-start text:name="__RefHeading___Toc8169_3401081031"/><text:span text:style-name="T17">Supply of Power (Normative)</text:span><text:span text:style-name="T18"> </text:span><text:bookmark-end text:name="__RefHeading___Toc8169_3401081031"/></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text:change text:change-id="ct94541502092304"/></text:p>
      <text:h text:style-name="P35" text:outline-level="1"><text:bookmark-start text:name="__RefHeading___Toc8171_3401081031"/><text:span text:style-name="T17">Consumption of Power (Normative)</text:span><text:span text:style-name="T18"> </text:span><text:bookmark-end text:name="__RefHeading___Toc8171_3401081031"/></text:h>
      <text:p text:style-name="Standard">Nodes may, but are not required to, draw power from the PWR_POS / PWR_NEG conductors in the cable. <text:change text:change-id="ct94541502099312"/>Nodes shall not draw more than 500 mA at any PWR_POS / PWR_NEG voltage from 7.5VDC to 15VDC. <text:change text:change-id="ct94541502084544"/>Nodes that draw power shall operate properly with a supply voltage of 7.5VDC to 15VDC on the PWR_POS / PWR_NEG conductors. The maximum current drawn by each node shall be <text:soft-page-break/>permanently written on that node in a location visible to the user. This label is required whether or not the node draws power from the cable. </text:p>
      <text:h text:style-name="P37" text:outline-level="1"><text:bookmark-start text:name="__RefHeading___Toc8173_3401081031"/>Injection Current (Normative)<text:bookmark-end text:name="__RefHeading___Toc8173_3401081031"/></text:h>
      <text:p text:style-name="P18">In addition to the current and voltage requirements placed on the individual conductors of the Physical Interconnection signals <text:span text:style-name="T42">elsewhere in this document</text:span>, the current on all eight conductors going into and out of a node shall sum to zero. <text:change text:change-id="ct94541502099888"/><text:span text:style-name="T43">In order to account for measurement tolerances, for testing purposes, zero current shall be defined as “zero +/-1mA”.</text:span></text:p>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text:s/>1 <text:s/>Introduction (Informative)<text:tab/>1</text:p>
          <text:p text:style-name="P23"><text:s/>2 <text:s/>Intended Use (Informative)<text:tab/>1</text:p>
          <text:p text:style-name="P23"><text:s/>3 <text:s/>References and Context (Normative)<text:tab/>1</text:p>
          <text:p text:style-name="P23"><text:s/>4 <text:s/>Physical Interconnection (Normative)<text:tab/>1</text:p>
          <text:p text:style-name="P23"><text:s/>5 <text:s/>Data Transport (Normative)<text:tab/>4</text:p>
          <text:p text:style-name="P23"><text:s/>6 <text:s/>ALT_L / ALT_H<text:tab/>4</text:p>
          <text:p text:style-name="P24"><text:s/>6.1 <text:s/>DCC Signal<text:tab/>4</text:p>
          <text:p text:style-name="P23"><text:s/>7 <text:s/>Supply of Power (Normative)<text:tab/>5</text:p>
          <text:p text:style-name="P23"><text:s/>8 <text:s/>Consumption of Power (Normative)<text:tab/>5</text:p>
          <text:p text:style-name="P23"><text:s/>9 <text:s/>Injection Current (Normative)<text:tab/>5</text:p>
        </text:index-body>
      </text:table-of-content>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iberation Sans1" svg:font-family="'Liberation Sans'"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493in" fo:margin-left="0.1313in" fo:margin-right="0.0194in" table:align="margins" style:writing-mode="lr-tb"/>
    </style:style>
    <style:style style:name="Table1.A" style:family="table-column">
      <style:table-column-properties style:column-width="3.3632in" style:rel-column-width="34713*"/>
    </style:style>
    <style:style style:name="Table1.B" style:family="table-column">
      <style:table-column-properties style:column-width="0.0611in" style:rel-column-width="630*"/>
    </style:style>
    <style:style style:name="Table1.C" style:family="table-column">
      <style:table-column-properties style:column-width="1.6104in" style:rel-column-width="16622*"/>
    </style:style>
    <style:style style:name="Table1.D" style:family="table-column">
      <style:table-column-properties style:column-width="1.3146in" style:rel-column-width="13570*"/>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style:shadow="none" style:snap-to-layout-grid="false"/>
      <style:text-properties style:use-window-font-color="true" loext:opacity="0%" style:font-name="ArialMT" fo:font-size="8pt" fo:background-color="transparent" style:font-name-asian="ArialMT" style:font-size-asian="8pt" style:font-name-complex="ArialMT" style:font-size-complex="8pt"/>
    </style:style>
    <style:style style:name="MP8" style:family="paragraph" style:parent-style-name="Header">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9" style:family="paragraph" style:parent-style-name="Standard">
      <style:paragraph-properties fo:text-align="center" style:justify-single-word="fals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MT1" style:family="text">
      <style:text-properties style:font-name="Liberation Sans" fo:font-size="1pt"/>
    </style:style>
    <style:style style:name="MT2" style:family="text">
      <style:text-properties fo:font-size="8pt" style:font-size-asian="8pt" style:font-size-complex="8pt"/>
    </style:style>
    <style:style style:name="MT3" style:family="text">
      <style:text-properties fo:font-size="8pt" officeooo:rsid="0016888d" style:font-size-asian="8pt" style:font-size-complex="8pt"/>
    </style:style>
    <style:style style:name="MT4" style:family="text">
      <style:text-properties style:font-name="Arial" officeooo:rsid="001362a9"/>
    </style:style>
    <style:style style:name="MT5" style:family="text">
      <style:text-properties fo:font-size="8pt" officeooo:rsid="0015b5e4" style:font-size-asian="8pt" style:font-size-complex="8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AN Physical Layer Standard<draw:custom-shape text:anchor-type="char" draw:z-index="5" draw:name="PowerPlusWaterMarkObject" draw:style-name="Mgr1" draw:text-style-name="MP3" svg:width="6.9248in" svg:height="2.315in" draw:transform="rotate (0.785398163397448) translate (0.195833333333333in 6.1298611111111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541501535520" text:id="ct94541501535520">
            <text:deletion>
              <office:change-info>
                <dc:creator>Alex Shepherd</dc:creator>
                <dc:date>2021-05-01T00:25:45</dc:date>
              </office:change-info>
              <text:p text:style-name="MP4"><text:span text:style-name="Page_20_Number"><text:span text:style-name="MT2">Copyright 2010-</text:span></text:span><text:span text:style-name="Page_20_Number"><text:span text:style-name="MT2"><text:user-defined style:data-style-name="N0" text:name="OLCByear">2023</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7</text:page-number></text:span></text:span><text:span text:style-name="Page_20_Number"><text:span text:style-name="MT2"><text:s/>of </text:span></text:span><text:span text:style-name="Page_20_Number"><text:span text:style-name="MT2"><text:page-count style:num-format="1">7</text:page-count></text:span></text:span><text:span text:style-name="Page_20_Number"><text:span text:style-name="MT2"><text:s/>- </text:span></text:span><text:span text:style-name="Page_20_Number"><text:span text:style-name="MT2"><text:user-defined style:data-style-name="N0" text:name="OLCBdate">March 30, 2023</text:user-defined></text:span></text:span></text:p>
            </text:deletion>
          </text:changed-region>
          <text:changed-region xml:id="ct94541501535952" text:id="ct94541501535952">
            <text:insertion>
              <office:change-info>
                <dc:creator>Alex Shepherd</dc:creator>
                <dc:date>2021-05-01T00:25:45</dc:date>
              </office:change-info>
            </text:insertion>
          </text:changed-region>
        </text:tracked-changes>
        <text:p text:style-name="MP4"><text:change text:change-id="ct94541501535520"/><text:change-start text:change-id="ct94541501535952"/><text:span text:style-name="Page_20_Number"><text:span text:style-name="MT3">Copyright 2011-</text:span></text:span><text:span text:style-name="Page_20_Number"><text:span text:style-name="MT3"><text:user-defined style:data-style-name="N0" text:name="OLCByear">2023</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7</text:page-number></text:span></text:span><text:span text:style-name="Page_20_Number"><text:span text:style-name="MT2"><text:s/>of </text:span></text:span><text:span text:style-name="Page_20_Number"><text:span text:style-name="MT2"><text:page-count style:num-format="1">7</text:page-count></text:span></text:span><text:span text:style-name="Page_20_Number"><text:span text:style-name="MT2"><text:s/>- </text:span></text:span><text:span text:style-name="Page_20_Number"><text:span text:style-name="MT2"><text:user-defined style:data-style-name="N0" text:name="OLCBdate">March 30, 2023</text:user-defined></text:span></text:span><text:change-end text:change-id="ct94541501535952"/></text:p>
      </style:footer>
    </style:master-page>
    <style:master-page style:name="First_20_Page" style:display-name="First Page" style:page-layout-name="Mpm2" draw:style-name="Mdp1" style:next-style-name="Standard">
      <style:header>
        <text:p text:style-name="MP5"><draw:frame draw:style-name="Mfr1" draw:name="graphics2" text:anchor-type="paragraph" svg:x="0.3575in" svg:y="0.6453in" svg:width="2.798in" svg:height="0.9909in" draw:z-index="15"><draw:image xlink:href="Pictures/10000000000001310000006C7D17E3F2B0649A61.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
              <text:p text:style-name="MP7"/>
              <text:p text:style-name="MP7"/>
            </table:table-cell>
            <table:table-cell table:style-name="Table1.B1" office:value-type="string">
              <text:p text:style-name="MP6"/>
            </table:table-cell>
            <table:table-cell table:style-name="Table1.C1" table:number-columns-spanned="2" office:value-type="string">
              <text:p text:style-name="MP8">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9">CAN Physical Layer </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10"><text:span text:style-name="Page_20_Number"><text:span text:style-name="MT4"><text:user-defined style:data-style-name="N0" text:name="OLCBdate">March 30, 2023</text:user-defined></text:span></text:span></text:p>
            </table:table-cell>
            <table:table-cell table:style-name="Table1.C1" office:value-type="string">
              <text:p text:style-name="MP11"><text:user-defined style:data-style-name="N0" text:name="OLCBstatus">Draft</text:user-defined></text:p>
            </table:table-cell>
          </table:table-row>
        </table:table>
        <text:p text:style-name="Header"><draw:custom-shape text:anchor-type="char" draw:z-index="6" draw:name="PowerPlusWaterMarkObject" draw:style-name="Mgr2" draw:text-style-name="MP3" svg:width="6.4996in" svg:height="2.1724in" draw:transform="rotate (0.785398163397448) translate (0.184027777777778in 5.3739391951006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541501662400" text:id="ct94541501662400">
            <text:deletion>
              <office:change-info>
                <dc:creator>Alex Shepherd</dc:creator>
                <dc:date>2021-05-01T00:25:37</dc:date>
              </office:change-info>
              <text:p text:style-name="MP12"><text:span text:style-name="Page_20_Number"><text:span text:style-name="MT2">Copyright 2010-</text:span></text:span><text:span text:style-name="Page_20_Number"><text:span text:style-name="MT5"><text:user-defined style:data-style-name="N0" text:name="OLCByear">2023</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Page_20_Number"><text:span text:style-name="MT6"><text:tab/></text:span></text:span><text:span text:style-name="Page_20_Number"><text:span text:style-name="MT7">Page </text:span></text:span><text:span text:style-name="Page_20_Number"><text:span text:style-name="MT7"><text:page-number text:select-page="current">1</text:page-number></text:span></text:span><text:span text:style-name="Page_20_Number"><text:span text:style-name="MT7"><text:s/>of </text:span></text:span><text:span text:style-name="Page_20_Number"><text:span text:style-name="MT7"><text:page-count style:num-format="1">7</text:page-count></text:span></text:span><text:span text:style-name="Page_20_Number"><text:span text:style-name="MT7"><text:s/>- </text:span></text:span><text:span text:style-name="Page_20_Number"><text:span text:style-name="MT7"><text:user-defined style:data-style-name="N0" text:name="OLCBdate">March 30, 2023</text:user-defined></text:span></text:span></text:p>
            </text:deletion>
          </text:changed-region>
          <text:changed-region xml:id="ct94541501614080" text:id="ct94541501614080">
            <text:insertion>
              <office:change-info>
                <dc:creator>Alex Shepherd</dc:creator>
                <dc:date>2021-05-01T00:25:37</dc:date>
              </office:change-info>
            </text:insertion>
          </text:changed-region>
        </text:tracked-changes>
        <text:p text:style-name="MP12"><text:change text:change-id="ct94541501662400"/><text:change-start text:change-id="ct94541501614080"/><text:span text:style-name="Page_20_Number"><text:span text:style-name="MT3">Copyright 2011-</text:span></text:span><text:span text:style-name="Page_20_Number"><text:span text:style-name="MT3"><text:user-defined style:data-style-name="N0" text:name="OLCByear">2023</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7</text:page-count></text:span></text:span><text:span text:style-name="Page_20_Number"><text:span text:style-name="MT2"><text:s/>- </text:span></text:span><text:span text:style-name="Page_20_Number"><text:span text:style-name="MT2"><text:user-defined style:data-style-name="N0" text:name="OLCBdate">March 30, 2023</text:user-defined></text:span></text:span><text:change-end text:change-id="ct94541501614080"/></text:p>
      </style:footer>
    </style:master-page>
    <style:master-page style:name="Left_20_Page" style:display-name="Left Page" style:page-layout-name="Mpm3" draw:style-name="Mdp1" style:next-style-name="Right_20_Page">
      <style:header>
        <text:p text:style-name="Header"><draw:custom-shape text:anchor-type="char" draw:z-index="7"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8"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9" draw:name="PowerPlusWaterMarkObject" draw:style-name="Mgr3" draw:text-style-name="MP3" svg:width="4.4878in" svg:height="1.5004in" draw:transform="skewX (8.57291957593976E-017) 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0"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1" draw:name="PowerPlusWaterMarkObject" draw:style-name="Mgr4" draw:text-style-name="MP3" svg:width="7.3185in" svg:height="2.4469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2"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3"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4"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CAN Physical Layer Standard</dc:title>
    <meta:initial-creator>Alex Shepherd</meta:initial-creator>
    <meta:creation-date>2009-01-22T07:11:27</meta:creation-date>
    <meta:editing-cycles>190</meta:editing-cycles>
    <meta:editing-duration>P10DT3H6M59S</meta:editing-duration>
    <meta:generator>LibreOffice/7.3.7.2$Linux_X86_64 LibreOffice_project/30$Build-2</meta:generator>
    <dc:date>2023-03-30T14:51:16.259211710</dc:date>
    <meta:printed-by>Bob Jacobsen</meta:printed-by>
    <meta:print-date>2011-07-19T15:41:40</meta:print-date>
    <meta:keyword>OpenLCB-CAN Physical Layer</meta:keyword>
    <meta:document-statistic meta:table-count="2" meta:image-count="2" meta:object-count="0" meta:page-count="7" meta:paragraph-count="103" meta:word-count="1527" meta:character-count="9152" meta:non-whitespace-character-count="7680"/>
    <meta:user-defined meta:name="OLCBdate">March 30, 2023</meta:user-defined>
    <meta:user-defined meta:name="OLCBstatus">Draft</meta:user-defined>
    <meta:user-defined meta:name="OLCByear">2023</meta:user-defined>
  </office:meta>
</office:document-meta>
</file>